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verbe : à intérieur des phrases</text:p>
      <text:p text:style-name="Standard">Personne : féminin</text:p>
      <text:p text:style-name="Standard">Etc. ou …</text:p>
      <text:p text:style-name="Standard"/>
      <text:p text:style-name="Standard"/>
      <text:p text:style-name="Standard">Facebook et divorce, violence internet enfant, Europe et internet et numérique, folksonomie, Pierre Merklé et Dominique Card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0T10:15:58.16</meta:creation-date>
    <meta:document-statistic meta:table-count="0" meta:image-count="0" meta:object-count="0" meta:page-count="1" meta:paragraph-count="4" meta:word-count="29" meta:character-count="186"/>
    <dc:date>2013-11-20T11:06:55.50</dc:date>
    <meta:editing-duration>PT5M19S</meta:editing-duration>
    <meta:editing-cycles>1</meta:editing-cycles>
    <meta:generator>OpenOffice/4.0.0$Win32 OpenOffice.org_project/400m3$Build-9702</meta:generator>
  </office:meta>
</office:document-meta>
</file>